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87d5"/>
    </style:style>
    <style:style style:name="P2" style:family="paragraph" style:parent-style-name="Standard">
      <style:text-properties officeooo:paragraph-rsid="0014039a"/>
    </style:style>
    <style:style style:name="T1" style:family="text">
      <style:text-properties officeooo:rsid="001387d5"/>
    </style:style>
    <style:style style:name="T2" style:family="text">
      <style:text-properties officeooo:rsid="00140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t 431 A1 edits</text:span></text:p>
      <text:p text:style-name="P1"><text:span text:style-name="T1"/></text:p>
      <text:p text:style-name="P1"><text:span text:style-name="T1">Reminder:</text:span></text:p>
      <text:p text:style-name="P1"><text:span text:style-name="T1">replace 'due day' with 'due date'</text:span></text:p>
      <text:p text:style-name="P1"><text:span text:style-name="T1"/></text:p>
      <text:p text:style-name="P1"><text:span text:style-name="T1">Question 1 <text:s/>introduction:</text:span></text:p>
      <text:p text:style-name="P1"><text:span text:style-name="T1">Replace ' in thousand dollars' with 'in thousands of dollars'</text:span></text:p>
      <text:p text:style-name="P1"><text:span text:style-name="T1">Replace 'assurance company' with 'insurance company' (I dont know what an assurance company is. Maybe its correct?)</text:span></text:p>
      <text:p text:style-name="P1"><text:span text:style-name="T1">Replace 'limited on' with 'imited to'</text:span></text:p>
      <text:p text:style-name="P1"><text:span text:style-name="T1">Replace 'Weibull distribution' <text:s/>with 'The Weibull distribution'</text:span></text:p>
      <text:p text:style-name="P1"><text:span text:style-name="T1"/></text:p>
      <text:p text:style-name="P1"><text:span text:style-name="T1">Question 1 part c hint #2</text:span></text:p>
      <text:p text:style-name="P1"><text:span text:style-name="T1">Replace 'Noted' with 'Note'</text:span></text:p>
      <text:p text:style-name="P1"><text:span text:style-name="T1"/></text:p>
      <text:p text:style-name="P2"><text:span text:style-name="T2">I checked over the pdfs and they seem correct.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4-01-14T16:25:24</meta:creation-date>
    <dc:date>2014-01-14T16:40:44</dc:date>
    <dc:creator>ryan </dc:creator>
    <meta:editing-duration>PT1M3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11" meta:word-count="73" meta:character-count="458" meta:non-whitespace-character-count="394"/>
  </office:meta>
</office:document-meta>
</file>